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156" officeooo:paragraph-rsid="000ff156"/>
    </style:style>
    <style:style style:name="P2" style:family="paragraph" style:parent-style-name="Standard">
      <style:text-properties fo:font-weight="bold" officeooo:rsid="000ff156" officeooo:paragraph-rsid="000ff156" style:font-weight-asian="bold" style:font-weight-complex="bold"/>
    </style:style>
    <style:style style:name="P3" style:family="paragraph" style:parent-style-name="Standard">
      <style:text-properties officeooo:rsid="0011a89e" officeooo:paragraph-rsid="000ff156"/>
    </style:style>
    <style:style style:name="P4" style:family="paragraph" style:parent-style-name="Standard">
      <style:text-properties officeooo:rsid="0011a89e" officeooo:paragraph-rsid="0011a89e"/>
    </style:style>
    <style:style style:name="P5" style:family="paragraph" style:parent-style-name="Standard">
      <style:text-properties fo:color="#ed1c24" fo:font-style="italic" officeooo:rsid="0013850f" officeooo:paragraph-rsid="0013850f" style:font-style-asian="italic" style:font-style-complex="italic"/>
    </style:style>
    <style:style style:name="P6" style:family="paragraph" style:parent-style-name="Standard">
      <style:text-properties style:text-underline-style="solid" style:text-underline-width="auto" style:text-underline-color="font-color" officeooo:rsid="00169e28" officeooo:paragraph-rsid="00169e28"/>
    </style:style>
    <style:style style:name="P7" style:family="paragraph" style:parent-style-name="Standard">
      <style:text-properties fo:color="#454fa1" style:text-underline-style="none" officeooo:rsid="0017efb4" officeooo:paragraph-rsid="0017efb4"/>
    </style:style>
    <style:style style:name="P8" style:family="paragraph" style:parent-style-name="Standard">
      <style:text-properties fo:color="#454fa1" style:text-underline-style="none" fo:font-weight="bold" officeooo:rsid="0017efb4" officeooo:paragraph-rsid="0017efb4" style:font-weight-asian="bold" style:font-weight-complex="bold"/>
    </style:style>
    <style:style style:name="P9" style:family="paragraph" style:parent-style-name="Standard">
      <style:text-properties fo:color="#21409a" style:text-underline-style="none" officeooo:rsid="00196c59" officeooo:paragraph-rsid="00196c59"/>
    </style:style>
    <style:style style:name="P10" style:family="paragraph" style:parent-style-name="Standard">
      <style:text-properties fo:color="#21409a" style:text-underline-style="none" fo:font-weight="bold" officeooo:rsid="00196c59" officeooo:paragraph-rsid="00196c59" style:font-weight-asian="bold" style:font-weight-complex="bold"/>
    </style:style>
    <style:style style:name="P11" style:family="paragraph" style:parent-style-name="Standard">
      <style:text-properties fo:color="#21409a" style:text-underline-style="solid" style:text-underline-width="auto" style:text-underline-color="font-color" fo:font-weight="normal" officeooo:rsid="002abf50" officeooo:paragraph-rsid="002abf50" style:font-weight-asian="normal" style:font-weight-complex="normal"/>
    </style:style>
    <style:style style:name="P12" style:family="paragraph" style:parent-style-name="Standard">
      <style:text-properties fo:color="#000000" style:text-underline-style="none" officeooo:rsid="00196c59" officeooo:paragraph-rsid="00196c59"/>
    </style:style>
    <style:style style:name="P13" style:family="paragraph" style:parent-style-name="Standard">
      <style:text-properties fo:color="#000000" officeooo:rsid="00232e7b" officeooo:paragraph-rsid="00232e7b"/>
    </style:style>
    <style:style style:name="P14" style:family="paragraph" style:parent-style-name="Standard">
      <style:text-properties fo:color="#000000" officeooo:rsid="002ca516" officeooo:paragraph-rsid="002ca516"/>
    </style:style>
    <style:style style:name="P15" style:family="paragraph" style:parent-style-name="Standard">
      <style:text-properties fo:color="#000000" officeooo:rsid="003aabaf" officeooo:paragraph-rsid="003aabaf"/>
    </style:style>
    <style:style style:name="P16" style:family="paragraph" style:parent-style-name="Standard">
      <style:text-properties fo:color="#000000" fo:font-size="11pt" fo:font-weight="normal" officeooo:rsid="003aabaf" officeooo:paragraph-rsid="003aabaf" style:font-size-asian="11pt" style:font-weight-asian="normal" style:font-size-complex="11pt" style:font-weight-complex="normal"/>
    </style:style>
    <style:style style:name="P17" style:family="paragraph" style:parent-style-name="Standard">
      <style:text-properties officeooo:rsid="001ba337" officeooo:paragraph-rsid="001ba337"/>
    </style:style>
    <style:style style:name="P18" style:family="paragraph" style:parent-style-name="Standard">
      <style:text-properties officeooo:rsid="001ba337" officeooo:paragraph-rsid="001eb55d"/>
    </style:style>
    <style:style style:name="P19" style:family="paragraph" style:parent-style-name="Standard">
      <style:text-properties officeooo:rsid="001e1eb5" officeooo:paragraph-rsid="001e1eb5"/>
    </style:style>
    <style:style style:name="P20" style:family="paragraph" style:parent-style-name="Standard">
      <style:text-properties officeooo:paragraph-rsid="001e1eb5"/>
    </style:style>
    <style:style style:name="P21" style:family="paragraph" style:parent-style-name="Standard">
      <style:text-properties officeooo:rsid="0023110e" officeooo:paragraph-rsid="0023110e"/>
    </style:style>
    <style:style style:name="P22" style:family="paragraph" style:parent-style-name="Standard">
      <style:text-properties officeooo:rsid="00232e7b" officeooo:paragraph-rsid="00232e7b"/>
    </style:style>
    <style:style style:name="P23" style:family="paragraph" style:parent-style-name="Standard">
      <style:text-properties officeooo:paragraph-rsid="0024da2d"/>
    </style:style>
    <style:style style:name="P24" style:family="paragraph" style:parent-style-name="Standard">
      <style:text-properties officeooo:rsid="002d0d5f" officeooo:paragraph-rsid="002d0d5f"/>
    </style:style>
    <style:style style:name="P25" style:family="paragraph" style:parent-style-name="Standard">
      <style:text-properties officeooo:rsid="003e036f" officeooo:paragraph-rsid="003e036f"/>
    </style:style>
    <style:style style:name="P26" style:family="paragraph" style:parent-style-name="Text_20_body" style:list-style-name="L2"/>
    <style:style style:name="P27" style:family="paragraph" style:parent-style-name="Text_20_body" style:list-style-name="L3">
      <style:text-properties officeooo:paragraph-rsid="002ca516"/>
    </style:style>
    <style:style style:name="P28" style:family="paragraph" style:parent-style-name="Text_20_body" style:list-style-name="L2">
      <style:paragraph-properties fo:margin-top="0in" fo:margin-bottom="0in" loext:contextual-spacing="false"/>
    </style:style>
    <style:style style:name="T1" style:family="text">
      <style:text-properties officeooo:rsid="0013850f"/>
    </style:style>
    <style:style style:name="T2" style:family="text">
      <style:text-properties officeooo:rsid="0014dd23"/>
    </style:style>
    <style:style style:name="T3" style:family="text">
      <style:text-properties officeooo:rsid="00169e28"/>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officeooo:rsid="001a2bd3"/>
    </style:style>
    <style:style style:name="T7" style:family="text">
      <style:text-properties officeooo:rsid="001ba337"/>
    </style:style>
    <style:style style:name="T8" style:family="text">
      <style:text-properties officeooo:rsid="001e1eb5"/>
    </style:style>
    <style:style style:name="T9" style:family="text">
      <style:text-properties fo:font-style="italic" officeooo:rsid="001eb55d" style:font-style-asian="italic" style:font-style-complex="italic"/>
    </style:style>
    <style:style style:name="T10" style:family="text">
      <style:text-properties officeooo:rsid="0023110e"/>
    </style:style>
    <style:style style:name="T11" style:family="text">
      <style:text-properties fo:color="#21409a" style:text-underline-style="none"/>
    </style:style>
    <style:style style:name="T12" style:family="text">
      <style:text-properties style:text-underline-style="none"/>
    </style:style>
    <style:style style:name="T13" style:family="text">
      <style:text-properties style:text-underline-style="none" officeooo:rsid="0027803d"/>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361708" style:font-weight-asian="bold" style:font-weight-complex="bold"/>
    </style:style>
    <style:style style:name="T16" style:family="text">
      <style:text-properties style:text-underline-style="none" officeooo:rsid="002e682b"/>
    </style:style>
    <style:style style:name="T17" style:family="text">
      <style:text-properties style:text-underline-style="none" officeooo:rsid="00319c28"/>
    </style:style>
    <style:style style:name="T18" style:family="text">
      <style:text-properties style:text-underline-style="none" officeooo:rsid="00361708"/>
    </style:style>
    <style:style style:name="T19" style:family="text">
      <style:text-properties style:text-underline-style="none" officeooo:rsid="003b6c8c"/>
    </style:style>
    <style:style style:name="T20" style:family="text">
      <style:text-properties officeooo:rsid="0024da2d"/>
    </style:style>
    <style:style style:name="T21" style:family="text">
      <style:text-properties fo:color="#000000" style:text-underline-style="none" officeooo:rsid="0024da2d"/>
    </style:style>
    <style:style style:name="T22" style:family="text">
      <style:text-properties fo:color="#000000" style:text-underline-style="none" officeooo:rsid="002ca516"/>
    </style:style>
    <style:style style:name="T23" style:family="text">
      <style:text-properties fo:color="#000000" style:text-underline-style="solid" style:text-underline-width="auto" style:text-underline-color="font-color" fo:font-weight="bold" officeooo:rsid="002ca516"/>
    </style:style>
    <style:style style:name="T24" style:family="text">
      <style:text-properties officeooo:rsid="002599ef"/>
    </style:style>
    <style:style style:name="T25" style:family="text">
      <style:text-properties officeooo:rsid="0027803d"/>
    </style:style>
    <style:style style:name="T26" style:family="text">
      <style:text-properties style:text-position="33% 8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ho has seen MCS over Tibet? </text:p>
      <text:p text:style-name="P2"/>
      <text:p text:style-name="P1">→<text:span text:style-name="T6"> stated in Qiao and Zhang, 1994 that MCS are clearly visible in satellite images (QXPMEX), but not possible to find images </text:span></text:p>
      <text:p text:style-name="P1">→ Look for IR brightness temperature images, in order to look whether MCS or TPV are visible </text:p>
      <text:p text:style-name="P1">→ <text:span text:style-name="T6">only </text:span>example: Rasmussen and Houze, 2012 <text:span text:style-name="T2">(Meteosat 7) </text:span></text:p>
      <text:p text:style-name="P3"/>
      <text:p text:style-name="P3">→ <text:span text:style-name="T4"><text:s/>Satellite products:</text:span></text:p>
      <text:p text:style-name="P4">- Meteosat 5, 7, 8 (Indian Ocean Data Coverage)</text:p>
      <text:p text:style-name="P5">* not reliable when the distance is larger than 60 degree from satellite's subpoint?</text:p>
      <text:p text:style-name="P4">- Himawari (GMS, <text:span text:style-name="T1">used by Hu Liang</text:span>)</text:p>
      <text:p text:style-name="P4">- FY-2 (proposed by Hu Liang, chinese geostationary satellite) </text:p>
      <text:p text:style-name="P1"/>
      <text:p text:style-name="P25">- one idea is to use the ISCCP CTD (see below) to look at satellite IR images of the respective satellites </text:p>
      <text:p text:style-name="P1"/>
      <text:p text:style-name="P1"/>
      <text:p text:style-name="P1"/>
      <text:p text:style-name="P1"/>
      <text:p text:style-name="P2">Comparison between MCS and TPV char<text:span text:style-name="T3">a</text:span>cteristics, bring together the two systems and explain relationship </text:p>
      <text:p text:style-name="P1"/>
      <text:p text:style-name="P6">Existing databases </text:p>
      <text:p text:style-name="P6"/>
      <text:p text:style-name="P8">ISCCP Convection Tracking Database </text:p>
      <text:p text:style-name="P7"/>
      <text:p text:style-name="Standard">-already tracked convective systems based on <text:span text:style-name="T7">GOES-E/GOES-W (NASA), GMS (JAXA), INSAT (India), Meteosat (Eumetsat)</text:span></text:p>
      <text:p text:style-name="Standard"/>
      <text:p text:style-name="P17">1. cloud systems are detected as connected pixels &lt; 245 K, additional convective cloud clusters are defined as connected pixels &lt; 220 K</text:p>
      <text:p text:style-name="P17">2. extract time, location, optical depth</text:p>
      <text:p text:style-name="P17">3. track CS over time by looking at 3 hr intervals, only systems &gt; 90 km radius are tracked (mesoscale)</text:p>
      <text:p text:style-name="P17"/>
      <text:p text:style-name="P17">- search in database with Fortran program:</text:p>
      <text:p text:style-name="P19">1. compile program with make Ctread (compile with hand using <text:span text:style-name="T9">gfortran</text:span>, something wrong with make file) </text:p>
      <text:p text:style-name="P20"><text:span text:style-name="T8">2. ./Ctread </text:span>year month day lat lon time window_flag degree</text:p>
      <text:p text:style-name="P19">3. use bash script to save to textfiles for all CS over TP for a given month</text:p>
      <text:p text:style-name="P21">4. output database: all CS over TP &lt; 90 km radius, 1983 – 2008 </text:p>
      <text:p text:style-name="P18"/>
      <text:p text:style-name="P7"/>
      <text:p text:style-name="P10">Julia Curio TPV database (for ERA Interim and HadGEM)</text:p>
      <text:p text:style-name="P9"/>
      <text:p text:style-name="P12">- <text:span text:style-name="T10">time and location of tracked TPVs</text:span></text:p>
      <text:p text:style-name="P12">- <text:span text:style-name="T10">in February/March nach Absprache?</text:span></text:p>
      <text:p text:style-name="P9"/>
      <text:p text:style-name="P9"/>
      <text:p text:style-name="P10">TRMM and GPM (Houze, University of Washington) </text:p>
      <text:p text:style-name="P10"/>
      <text:p text:style-name="P11"/>
      <text:p text:style-name="P12">- <text:span text:style-name="T20">detected severe events with ID (represented in 2D mask), 1998 - 2003 </text:span></text:p>
      <text:p text:style-name="P12">- <text:span text:style-name="T20">tabular data fitting to interpolated data on 3 D Cartesian grid (e.g. for correlations)</text:span></text:p>
      <text:p text:style-name="P23"><text:span text:style-name="T21">- </text:span>2A23, 2A25 <text:span text:style-name="T24">(corrected reflectivity)</text:span> and 2H25 <text:span text:style-name="T24">(latent heating)</text:span> TRMM-PR version 7</text:p>
      <text:p text:style-name="P24">- GPM-Ku Band </text:p>
      <text:p text:style-name="P23">- <text:span text:style-name="T25">details of convection database in Houze, 2007</text:span></text:p>
      <text:p text:style-name="P22"><text:soft-page-break/><text:span text:style-name="T11"/></text:p>
      <text:p text:style-name="P22"><text:span text:style-name="T11"/></text:p>
      <text:p text:style-name="P22"><text:span text:style-name="T11"/></text:p>
      <text:p text:style-name="P22"><text:span text:style-name="T11"/></text:p>
      <text:p text:style-name="P22"><text:span text:style-name="T11"/></text:p>
      <text:p text:style-name="P22"><text:span text:style-name="T11"><text:tab/></text:span></text:p>
      <text:p text:style-name="P13"><text:span text:style-name="T12">-</text:span><text:span text:style-name="T13"> 5 radar echo objects detected in 3D gridded files:</text:span></text:p>
      <text:p text:style-name="P14"><text:span text:style-name="T12"/></text:p>
      <text:p text:style-name="P14"><text:span text:style-name="T12"/></text:p>
      <text:list xml:id="list4018463009" text:style-name="L3">
        <text:list-item>
          <text:p text:style-name="P27"><text:span text:style-name="T23">Detectable Rain Area (DRA)</text:span><text:span text:style-name="T22"> An area in the interpolated data consisting of two or more contiguous reflectivity pixels containing detectable radar echoes. </text:span></text:p>
        </text:list-item>
      </text:list>
      <text:list xml:id="list3013510061" text:style-name="L2">
        <text:list-item>
          <text:p text:style-name="P28"><text:span text:style-name="T5">Isolated Shallow Echo (ISE)</text:span> This feature is an area of contiguous pixels containing detectable reflectivity and identified in the 2A23 Rain Type product as the Shallow Isolated type of echo. It consists of echoes whose tops are at least 1 km below the 0°C level and may be thought of as regions governed primarily by warm rain processes. </text:p>
        </text:list-item>
        <text:list-item>
          <text:p text:style-name="P28"><text:span text:style-name="T5">Deep Convective Core (DCC)</text:span> This feature is a three-dimensional echo object that is convective (as designated by the TRMM 2A23 product) and exceeds both an intensity threshold and a height threshold. Moderate (strong) DCCs are those that exceed a threshold intensity of 30 (40) dBZ and an echo-top height threshold of 8 (10) km. This category, whether defined by the moderate or strong threshold, is associated with young, vigorous convection. </text:p>
        </text:list-item>
        <text:list-item>
          <text:p text:style-name="P28"><text:span text:style-name="T5">Wide Convective Core (WCC)</text:span> This feature is a three-dimensional echo object that is convective (as designated by the TRMM 2A23 product) and exceeds both an intensity threshold and a horizontal area threshold. Moderate (strong) WCCs are those that at some altitude exceed a threshold intensity of 30 (40) dBZ and a horizontal echo-area threshold of 800 km<text:span text:style-name="T26">2</text:span> (1,000 km<text:span text:style-name="T26">2</text:span>). These echo volumes represent extremely intense convection that has organized upscale into mesoscale areas of active, widespread convection. </text:p>
        </text:list-item>
        <text:list-item>
          <text:p text:style-name="P28"><text:span text:style-name="T5">Deep-Wide Convective Core (DWC)</text:span> This feature is a three-dimensional convective echo object that satisfies both the DCC and WCC criteria for either moderate or strong thresholds. </text:p>
        </text:list-item>
        <text:list-item>
          <text:p text:style-name="P26"><text:span text:style-name="T5">Broad Stratiform Region (BSR)</text:span> This feature is a contiguous region of stratiform echo (as designated by the TRMM 2A23 product) and exceeds a horizontal area threshold. Moderate (strong) BSRs are those that exceed a horizontal echo-area threshold of 40,000 km<text:span text:style-name="T26">2</text:span> (50,000 km<text:span text:style-name="T26">2</text:span>). These echoes represent parts of mature and very well-developed mesoscale convective systems. </text:p>
        </text:list-item>
      </text:list>
      <text:p text:style-name="P14"><text:span text:style-name="T12"/></text:p>
      <text:p text:style-name="P14"><text:span text:style-name="T12"/></text:p>
      <text:p text:style-name="P14"><text:span text:style-name="T12">- </text:span><text:span text:style-name="T16">select region: </text:span><text:span text:style-name="T17">SAS (South Asia)</text:span></text:p>
      <text:p text:style-name="P14"><text:span text:style-name="T17">- </text:span><text:span text:style-name="T18">of interest for MCS: </text:span><text:span text:style-name="T15">WCC </text:span><text:span text:style-name="T18">and </text:span><text:span text:style-name="T15">BSR</text:span></text:p>
      <text:p text:style-name="P14"><text:span text:style-name="T15"/></text:p>
      <text:p text:style-name="P14"><text:span text:style-name="T15"/></text:p>
      <text:p text:style-name="P14"><text:span text:style-name="T15"/></text:p>
      <text:p text:style-name="P14"><text:span text:style-name="T15"/></text:p>
      <text:p text:style-name="P14"><text:span text:style-name="T15"/></text:p>
      <text:p text:style-name="P15"><text:span text:style-name="T15">H</text:span><text:span text:style-name="T14">ow to combine statistics of MCS and TPV? </text:span></text:p>
      <text:p text:style-name="P15"><text:span text:style-name="T14"/></text:p>
      <text:p text:style-name="P16"><text:span text:style-name="T12">- </text:span><text:span text:style-name="T19">think about that maximum relative vorticity does not mean maximum radar reflectivity (precipitation rather in vortex periphery)</text:span></text:p>
      <text:p text:style-name="P16"><text:span text:style-name="T19"/></text:p>
      <text:p text:style-name="P16"><text:span text:style-name="T1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7T08:37:27.601147130</meta:creation-date>
    <dc:date>2019-01-07T18:22:25.800509252</dc:date>
    <meta:editing-duration>PT9H44M46S</meta:editing-duration>
    <meta:editing-cycles>30</meta:editing-cycles>
    <meta:generator>LibreOffice/6.0.6.2$Linux_X86_64 LibreOffice_project/00m0$Build-2</meta:generator>
    <meta:document-statistic meta:table-count="0" meta:image-count="0" meta:object-count="0" meta:page-count="2" meta:paragraph-count="43" meta:word-count="705" meta:character-count="4304" meta:non-whitespace-character-count="3623"/>
  </office:meta>
</office:document-meta>
</file>